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b09" officeooo:paragraph-rsid="0009eb09"/>
    </style:style>
    <style:style style:name="P2" style:family="paragraph" style:parent-style-name="Standard">
      <style:text-properties officeooo:rsid="000af71a" officeooo:paragraph-rsid="000af71a"/>
    </style:style>
    <style:style style:name="P3" style:family="paragraph" style:parent-style-name="Standard">
      <style:text-properties officeooo:rsid="000cb215" officeooo:paragraph-rsid="000cb215"/>
    </style:style>
    <style:style style:name="P4" style:family="paragraph" style:parent-style-name="Standard">
      <style:text-properties fo:font-style="italic" officeooo:rsid="000cb215" officeooo:paragraph-rsid="000cb215" fo:background-color="#ffff00" style:font-style-asian="italic" style:font-style-complex="italic"/>
    </style:style>
    <style:style style:name="P5" style:family="paragraph" style:parent-style-name="Standard" style:list-style-name="L1">
      <style:text-properties officeooo:rsid="0002dae3" officeooo:paragraph-rsid="0002dae3"/>
    </style:style>
    <style:style style:name="P6" style:family="paragraph" style:parent-style-name="Standard" style:list-style-name="L1">
      <style:text-properties officeooo:rsid="0002dae3" officeooo:paragraph-rsid="0002dae3" fo:background-color="#ffff00"/>
    </style:style>
    <style:style style:name="P7" style:family="paragraph" style:parent-style-name="Standard" style:list-style-name="L1">
      <style:text-properties officeooo:rsid="0004853c" officeooo:paragraph-rsid="0004853c" fo:background-color="#ffff00"/>
    </style:style>
    <style:style style:name="P8" style:family="paragraph" style:parent-style-name="Standard" style:list-style-name="L1">
      <style:text-properties officeooo:rsid="00058a45" officeooo:paragraph-rsid="00058a45" fo:background-color="#ffff00"/>
    </style:style>
    <style:style style:name="P9" style:family="paragraph" style:parent-style-name="Standard" style:list-style-name="L1">
      <style:text-properties officeooo:rsid="000668ec" officeooo:paragraph-rsid="000668ec" fo:background-color="#ffff00"/>
    </style:style>
    <style:style style:name="P10" style:family="paragraph" style:parent-style-name="Standard" style:list-style-name="L1">
      <style:text-properties officeooo:rsid="0008329a" officeooo:paragraph-rsid="0008329a" fo:background-color="#ffff00"/>
    </style:style>
    <style:style style:name="P11" style:family="paragraph" style:parent-style-name="Standard" style:list-style-name="L1">
      <style:text-properties officeooo:rsid="0009eb09" officeooo:paragraph-rsid="0009eb09" fo:background-color="#ffff00"/>
    </style:style>
    <style:style style:name="P12" style:family="paragraph" style:parent-style-name="Standard" style:list-style-name="L1">
      <style:text-properties officeooo:rsid="0004853c" officeooo:paragraph-rsid="0004853c"/>
    </style:style>
    <style:style style:name="P13" style:family="paragraph" style:parent-style-name="Standard" style:list-style-name="L1">
      <style:text-properties officeooo:rsid="00058a45" officeooo:paragraph-rsid="00058a45"/>
    </style:style>
    <style:style style:name="P14" style:family="paragraph" style:parent-style-name="Standard" style:list-style-name="L1">
      <style:text-properties officeooo:rsid="000668ec" officeooo:paragraph-rsid="000668ec"/>
    </style:style>
    <style:style style:name="P15" style:family="paragraph" style:parent-style-name="Standard" style:list-style-name="L1">
      <style:text-properties officeooo:rsid="000681bd" officeooo:paragraph-rsid="000681bd"/>
    </style:style>
    <style:style style:name="P16" style:family="paragraph" style:parent-style-name="Standard" style:list-style-name="L1">
      <style:text-properties officeooo:rsid="0008329a" officeooo:paragraph-rsid="0008329a"/>
    </style:style>
    <style:style style:name="P17" style:family="paragraph" style:parent-style-name="Standard" style:list-style-name="L1">
      <style:text-properties officeooo:rsid="0009eb09" officeooo:paragraph-rsid="0009eb09"/>
    </style:style>
    <style:style style:name="P18" style:family="paragraph" style:parent-style-name="Standard" style:list-style-name="L1">
      <style:text-properties officeooo:rsid="000af71a" officeooo:paragraph-rsid="000af71a"/>
    </style:style>
    <style:style style:name="P19" style:family="paragraph" style:parent-style-name="Standard" style:list-style-name="L1">
      <style:text-properties officeooo:rsid="000af71a" officeooo:paragraph-rsid="0013f2d5"/>
    </style:style>
    <style:style style:name="P20" style:family="paragraph" style:parent-style-name="Standard">
      <style:text-properties officeooo:rsid="000af71a" officeooo:paragraph-rsid="0013f2d5"/>
    </style:style>
    <style:style style:name="P21" style:family="paragraph" style:parent-style-name="Standard">
      <style:text-properties officeooo:rsid="000cb215" officeooo:paragraph-rsid="000cb215"/>
    </style:style>
    <style:style style:name="P22" style:family="paragraph" style:parent-style-name="Standard">
      <style:text-properties fo:font-style="italic" fo:font-weight="bold" officeooo:rsid="000cb215" officeooo:paragraph-rsid="000cb215" fo:background-color="transparent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officeooo:rsid="000af71a" officeooo:paragraph-rsid="0013f2d5" fo:background-color="#ffff00" style:font-style-asian="italic" style:font-style-complex="italic"/>
    </style:style>
    <style:style style:name="P24" style:family="paragraph" style:parent-style-name="Standard" style:list-style-name="L1">
      <style:text-properties officeooo:rsid="0013f2d5" officeooo:paragraph-rsid="0013f2d5"/>
    </style:style>
    <style:style style:name="T1" style:family="text">
      <style:text-properties officeooo:rsid="0004853c"/>
    </style:style>
    <style:style style:name="T2" style:family="text">
      <style:text-properties officeooo:rsid="00058a45"/>
    </style:style>
    <style:style style:name="T3" style:family="text">
      <style:text-properties officeooo:rsid="000668ec"/>
    </style:style>
    <style:style style:name="T4" style:family="text">
      <style:text-properties officeooo:rsid="0009eb09"/>
    </style:style>
    <style:style style:name="T5" style:family="text">
      <style:text-properties officeooo:rsid="000cb215"/>
    </style:style>
    <style:style style:name="T6" style:family="text">
      <style:text-properties fo:background-color="#ffff00" loext:char-shading-value="0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fo:font-style="italic" officeooo:rsid="000cb215" fo:background-color="#ffff00" loext:char-shading-value="0" style:font-style-asian="italic" style:font-style-complex="italic"/>
    </style:style>
    <style:style style:name="T9" style:family="text">
      <style:text-properties fo:font-style="italic" officeooo:rsid="0013f2d5" fo:background-color="#ffff00" loext:char-shading-value="0" style:font-style-asian="italic" style:font-style-complex="italic"/>
    </style:style>
    <style:style style:name="T10" style:family="text">
      <style:text-properties fo:font-style="italic" officeooo:rsid="0013f2d5" fo:background-color="#ffff00" loext:char-shading-value="0" style:font-style-asian="italic" style:font-style-complex="italic"/>
    </style:style>
    <style:style style:name="T11" style:family="text">
      <style:text-properties fo:font-style="italic" officeooo:rsid="0013f2d5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131957"/>
    </style:style>
    <style:style style:name="T14" style:family="text">
      <style:text-properties officeooo:rsid="0013f2d5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Configure all the router interfaces with ip addresses <text:span text:style-name="T1">for each interface.</text:span></text:p>
          <text:p text:style-name="P5"/>
          <text:p text:style-name="P6">ip add &lt;ip_address&gt; &lt;subnetmask&gt;</text:p>
          <text:p text:style-name="P5">f0/0: ip add 10.0.0.1 255.0.0.0 (between two routers)</text:p>
          <text:p text:style-name="P5"/>
          <text:p text:style-name="P6">ip add &lt;gateway_address_network&gt; &lt;subnetmask&gt; (between router and switch)</text:p>
          <text:p text:style-name="P5">e1/1: ip add 192.168.1.30 255.255.255.224</text:p>
          <text:p text:style-name="P5"/>
        </text:list-item>
        <text:list-item>
          <text:p text:style-name="P12">IP route to connect <text:span text:style-name="T2">each router to </text:span>all the networks together.</text:p>
          <text:p text:style-name="P12"/>
          <text:p text:style-name="P7">ip route &lt;destination_network_address&gt;&lt;subnetmask&gt;&lt;hop_address&gt;</text:p>
          <text:p text:style-name="P12">do wr</text:p>
          <text:p text:style-name="P12">dhcp: ip route 20.0.0.0 255.0.0.0 10.0.0.2</text:p>
          <text:p text:style-name="P12">do wr</text:p>
          <text:p text:style-name="P13">end (once you’ve connected the router to all the networks it doesn’t reach, do it backwards too)</text:p>
          <text:p text:style-name="P12"/>
        </text:list-item>
        <text:list-item>
          <text:p text:style-name="P13">Try pinging between the router networks by assigning just one VPCS in each network with an ip address.</text:p>
          <text:p text:style-name="P8"><text:span text:style-name="T3">i</text:span>p &lt;ip address/subnetmask&gt;&lt;gateway_address&gt;</text:p>
          <text:p text:style-name="P9">ping &lt;ip_address_of_a_vpcs_in_another_network&gt;</text:p>
          <text:p text:style-name="P14"/>
        </text:list-item>
        <text:list-item>
          <text:p text:style-name="P15">To set up VLAN configuration, double click on switch and set trunk port on whichever port number is connected to a switch or router. </text:p>
          <text:p text:style-name="P15"/>
          <text:p text:style-name="P15">For the other ports connected to VPCS set VLAN id (vlan1 has an id of 10, vlan2 has an id of 20, random numbers). </text:p>
          <text:p text:style-name="P15"/>
        </text:list-item>
        <text:list-item>
          <text:p text:style-name="P16">Configure the router to set up VLAN, go to router and configure it with a random ip address first on the interface connected to the VLAN/switch. </text:p>
          <text:p text:style-name="P16">R4: <text:span text:style-name="T6">int e1/1</text:span></text:p>
          <text:p text:style-name="P10">R4: ip add 60.0.0.0 255.0.0.0 </text:p>
          <text:p text:style-name="P16">R4: no shut</text:p>
          <text:p text:style-name="P16"/>
          <text:p text:style-name="P16">Then configure the VLANs ip addresses.</text:p>
          <text:p text:style-name="P10">R4: int e1/1.1</text:p>
          <text:p text:style-name="P11">R4: encapsulation dot1q 10</text:p>
        </text:list-item>
      </text:list>
      <text:p text:style-name="P1"/>
      <text:p text:style-name="P1"><text:tab/><text:span text:style-name="T6">ip add &lt;gateway_address_vlan1_after_splitting&gt;&lt;subnetmask&gt;</text:span></text:p>
      <text:p text:style-name="P1"><text:tab/><text:span text:style-name="T12">*Note: Subnetmask for two VLANs in the same network is the same.</text:span>*</text:p>
      <text:p text:style-name="P1"/>
      <text:list text:continue-numbering="true" text:style-name="L1">
        <text:list-header>
          <text:p text:style-name="P16">R4: ip add 192.168.1.38 <text:span text:style-name="T4">255.255.255.248</text:span></text:p>
          <text:p text:style-name="P17">R4: no shut</text:p>
          <text:p text:style-name="P17">R4: int e1/1.2</text:p>
          <text:p text:style-name="P17">R4: encapsulation dot1q 20</text:p>
          <text:p text:style-name="P17">R4: ip add 192.168.1.46 255.255.255.248</text:p>
          <text:p text:style-name="P17">R4: no shut</text:p>
          <text:p text:style-name="P17">R4: end</text:p>
          <text:p text:style-name="P17">R4: ip routing</text:p>
          <text:p text:style-name="P17">R4: do wr <text:tab/></text:p>
          <text:p text:style-name="P17"/>
          <text:p text:style-name="P18"/>
          <text:p text:style-name="P18"><text:soft-page-break/></text:p>
        </text:list-header>
        <text:list-item>
          <text:p text:style-name="P18">To set up DHCP do the following.</text:p>
        </text:list-item>
      </text:list>
      <text:p text:style-name="P2"/>
      <text:p text:style-name="P2"><text:tab/><text:span text:style-name="T5">DHCP: config t</text:span></text:p>
      <text:p text:style-name="P2"/>
      <text:p text:style-name="P2"><text:tab/><text:span text:style-name="T8">ip dhcp pool &lt;pool-name&gt;</text:span><text:span text:style-name="T7"><text:tab/></text:span></text:p>
      <text:p text:style-name="P4"><text:tab/>network &lt;network_address&gt;&lt;subnetmask&gt;</text:p>
      <text:p text:style-name="P4"><text:tab/>default-router &lt;gateway_address&gt;</text:p>
      <text:p text:style-name="P4"><text:tab/>dns-server &lt;<text:span text:style-name="T14">dns_server_ip_add&gt;</text:span></text:p>
      <text:p text:style-name="P2"/>
      <text:p text:style-name="P3"><text:tab/>DHCP: ip dhcp pool linux-lab</text:p>
      <text:p text:style-name="P3"><text:tab/>DHCP: network 192.168.1.0 255.255.255.224</text:p>
      <text:p text:style-name="P3"><text:tab/>DHCP: default-router 192.168.1.30</text:p>
      <text:p text:style-name="P3"><text:tab/>DHCP: dns-server <text:span text:style-name="T14">40.0.0.2</text:span></text:p>
      <text:p text:style-name="P3"><text:tab/></text:p>
      <text:p text:style-name="P3"><text:tab/><text:span text:style-name="T10">ip helper-address &lt;dhcp_ip_add&gt;</text:span></text:p>
      <text:p text:style-name="P3"><text:span text:style-name="T10"/></text:p>
      <text:p text:style-name="P22"><text:span text:style-name="T14"><text:tab/>Note: For each interface in a router connected to a network of VPCS set the ip helper <text:tab/>adddress.</text:span></text:p>
      <text:p text:style-name="P22"/>
      <text:p text:style-name="P22"><text:tab/><text:span text:style-name="T14">Do it for the sub-interfaces for VLAN too.</text:span></text:p>
      <text:p text:style-name="P22"/>
      <text:p text:style-name="P22"><text:tab/><text:span text:style-name="T14">Make a pool for the individual VLANs too. </text:span></text:p>
      <text:p text:style-name="P22"/>
      <text:list text:continue-numbering="true" text:style-name="L1">
        <text:list-item>
          <text:p text:style-name="P19">To set up DNS server do the following. Go on the router that you want to configure as the DNS server and do the following.</text:p>
        </text:list-item>
      </text:list>
      <text:p text:style-name="P20"/>
      <text:p text:style-name="P20"><text:tab/><text:span text:style-name="T10">ip dns server</text:span></text:p>
      <text:p text:style-name="P23"><text:tab/><text:span text:style-name="T14">ip name-server &lt;dns_ip_add&gt;</text:span></text:p>
      <text:p text:style-name="P23"><text:tab/><text:span text:style-name="T14">ip domain-name &lt;domainame.com&gt;</text:span></text:p>
      <text:p text:style-name="P23"><text:tab/><text:span text:style-name="T14">ip host &lt;hostname.domainame.com&gt; &lt;ip_of_host&gt;</text:span></text:p>
      <text:list text:continue-numbering="true" text:style-name="L1">
        <text:list-header>
          <text:p text:style-name="P19"/>
          <text:p text:style-name="P19">R5: config t</text:p>
          <text:p text:style-name="P19">R5: ip dns server</text:p>
          <text:p text:style-name="P19">R5: ip name-server <text:span text:style-name="T14">40.0.0.2</text:span></text:p>
          <text:p text:style-name="P19">R5: <text:span text:style-name="T14">ip domain-name oslab.com</text:span></text:p>
          <text:p text:style-name="P24">R5: ip host os1.oslab.com 192.168.1.34</text:p>
        </text:list-header>
      </text:list>
      <text:p text:style-name="P3"><text:tab/></text:p>
      <text:list text:continue-numbering="true" text:style-name="L1">
        <text:list-header>
          <text:p text:style-name="P18"/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5:12:18.499057346</meta:creation-date>
    <dc:date>2024-11-04T03:36:43.449259426</dc:date>
    <meta:editing-duration>PT1H44M18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60" meta:word-count="381" meta:character-count="2462" meta:non-whitespace-character-count="2116"/>
  </office:meta>
</office:document-meta>
</file>